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32" style:family="table">
      <style:table-properties style:width="7.5639in" fo:margin-left="0in" table:align="left"/>
    </style:style>
    <style:style style:name="Table132.A" style:family="table-column">
      <style:table-column-properties style:column-width="7.5639in"/>
    </style:style>
    <style:style style:name="Table132.1" style:family="table-row">
      <style:table-row-properties style:min-row-height="2.941in"/>
    </style:style>
    <style:style style:name="Table132.A1" style:family="table-cell">
      <style:table-cell-properties fo:padding="0.0382in" fo:border="0.05pt solid #000000"/>
    </style:style>
    <style:style style:name="Table13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d4f55" officeooo:paragraph-rsid="001d4f55"/>
    </style:style>
    <style:style style:name="P2" style:family="paragraph" style:parent-style-name="Standard">
      <style:text-properties fo:font-size="10pt" fo:font-weight="bold" officeooo:rsid="03a6a7aa" officeooo:paragraph-rsid="001d4f55" style:font-size-asian="8.75pt" style:font-weight-asian="bold" style:font-size-complex="10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2pt" fo:font-weight="bold" officeooo:rsid="03a6a7aa" officeooo:paragraph-rsid="001d4f55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size="12pt" fo:font-weight="bold" officeooo:rsid="03a85853" officeooo:paragraph-rsid="001d4f55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2pt" fo:font-weight="normal" officeooo:rsid="03a85853" officeooo:paragraph-rsid="001d4f55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10pt" fo:font-weight="normal" officeooo:rsid="03a6a7aa" officeooo:paragraph-rsid="001d4f55" style:font-size-asian="8.75pt" style:font-weight-asian="normal" style:font-size-complex="10pt" style:font-weight-complex="normal"/>
    </style:style>
    <style:style style:name="P8" style:family="paragraph" style:parent-style-name="Table_20_Contents">
      <style:text-properties fo:font-size="10pt" fo:font-weight="normal" officeooo:rsid="03a84e8d" officeooo:paragraph-rsid="001d4f55" style:font-size-asian="8.75pt" style:font-weight-asian="normal" style:font-size-complex="10pt" style:font-weight-complex="normal"/>
    </style:style>
    <style:style style:name="P9" style:family="paragraph" style:parent-style-name="Table_20_Contents">
      <style:text-properties fo:font-size="10pt" fo:font-weight="normal" officeooo:rsid="03a85853" officeooo:paragraph-rsid="001d4f55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font-size="10pt" fo:font-weight="bold" officeooo:rsid="03a6a7aa" officeooo:paragraph-rsid="001d4f55" style:font-size-asian="8.75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rsid="03a84e8d" officeooo:paragraph-rsid="001d4f55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style="italic" fo:font-weight="normal" officeooo:rsid="03a6a7aa" officeooo:paragraph-rsid="001d4f55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text-properties fo:font-size="10pt" fo:font-style="italic" fo:font-weight="normal" officeooo:rsid="03a84e8d" officeooo:paragraph-rsid="001d4f55" style:font-size-asian="8.75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text-properties fo:font-size="10pt" fo:font-style="normal" fo:font-weight="bold" officeooo:rsid="03a84e8d" officeooo:paragraph-rsid="001d4f55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text-properties fo:font-size="10pt" fo:font-style="normal" fo:font-weight="normal" officeooo:rsid="03a84e8d" officeooo:paragraph-rsid="001d4f55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text-properties fo:font-size="16pt" style:text-underline-style="solid" style:text-underline-width="auto" style:text-underline-color="font-color" fo:font-weight="bold" officeooo:rsid="03a4b828" officeooo:paragraph-rsid="001d4f55" style:font-size-asian="16pt" style:font-weight-asian="bold" style:font-size-complex="16pt" style:font-weight-complex="bold"/>
    </style:style>
    <style:style style:name="P17" style:family="paragraph" style:parent-style-name="Text_20_body">
      <style:text-properties style:text-underline-style="none" fo:font-weight="normal" officeooo:rsid="03a4b828" officeooo:paragraph-rsid="001d4f55" style:font-weight-asian="normal" style:font-weight-complex="normal"/>
    </style:style>
    <style:style style:name="P18" style:family="paragraph">
      <loext:graphic-properties draw:fill="solid" draw:fill-color="#eeeeee"/>
      <style:paragraph-properties style:writing-mode="lr-tb"/>
    </style:style>
    <style:style style:name="P19" style:family="paragraph">
      <loext:graphic-properties draw:fill="solid" draw:fill-color="#eeeee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3a85853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eeeeee" fo:min-height="1.1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0.8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eeeeee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isk Acceptance Form</text:h>
      <text:p text:style-name="P3">This is a template provided as-is and will need to be edited to fit your specific needs. This is only provided for educational purposes.</text:p>
      <text:p text:style-name="Standard"/>
      <text:p text:style-name="Standard">This form represents a risk item that has been discovered by the security team and must be accepted by the business unit that owns the appliances discussed below.</text:p>
      <text:p text:style-name="Standard"/>
      <text:p text:style-name="P17"><draw:frame text:anchor-type="paragraph" draw:z-index="9" draw:name="Shape6" draw:style-name="gr3" draw:text-style-name="P19" svg:width="7.476in" svg:height="0.5213in" svg:x="0.061in" svg:y="0.1181in"><draw:text-box><text:p><text:span text:style-name="T3">Name, Title, and Department of the Organization:</text:span></text:p></draw:text-box></draw:frame></text:p>
      <text:p text:style-name="P17"/>
      <text:p text:style-name="P17"><draw:frame text:anchor-type="paragraph" draw:z-index="10" draw:name="Shape6_0" draw:style-name="gr2" draw:text-style-name="P18" svg:width="7.476in" svg:height="0.813in" svg:x="0.061in" svg:y="0.0417in"><draw:text-box><text:p><text:span text:style-name="T3">Summary of Request:</text:span></text:p><text:p><text:span text:style-name="T4"/></text:p></draw:text-box></draw:frame></text:p>
      <text:p text:style-name="P17"/>
      <text:p text:style-name="P17"/>
      <text:p text:style-name="P17"><draw:frame text:anchor-type="paragraph" draw:z-index="11" draw:name="Shape6_1" draw:style-name="gr1" draw:text-style-name="P18" svg:width="7.476in" svg:height="1.1598in" svg:x="0.061in" svg:y="0.0083in"><draw:text-box><text:p><text:span text:style-name="T3">Summary of Risk / Business Impact:</text:span></text:p><text:p><text:span text:style-name="T4"/></text:p></draw:text-box></draw:frame><draw:frame text:anchor-type="paragraph" draw:z-index="12" draw:name="Shape6_2" draw:style-name="gr1" draw:text-style-name="P18" svg:width="7.476in" svg:height="1.1598in" svg:x="0.061in" svg:y="1.1898in"><draw:text-box><text:p><text:span text:style-name="T3">Benefits of Accepting The Risk:</text:span></text:p><text:p><text:span text:style-name="T4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13" draw:name="Shape6_3" draw:style-name="gr1" draw:text-style-name="P18" svg:width="7.476in" svg:height="1.1598in" svg:x="0.061in" svg:y="-0.2543in"><draw:text-box><text:p><text:span text:style-name="T3">Summary of Information Security Controls</text:span></text:p><text:p><text:span text:style-name="T4"/></text:p></draw:text-box></draw:frame></text:p>
      <text:p text:style-name="P16"/>
      <text:p text:style-name="P16"/>
      <text:p text:style-name="P16"/>
      <text:p text:style-name="P16"><draw:frame text:anchor-type="paragraph" draw:z-index="14" draw:name="Shape6_4" draw:style-name="gr1" draw:text-style-name="P18" svg:width="7.476in" svg:height="1.1598in" svg:x="0.061in" svg:y="-0.5165in"><draw:text-box><text:p><text:span text:style-name="T3">Post Control Application, please list any remaining risks:</text:span></text:p><text:p><text:span text:style-name="T4"/></text:p></draw:text-box></draw:frame></text:p>
      <text:p text:style-name="P16"/>
      <table:table table:name="Table132" table:style-name="Table132">
        <table:table-column table:style-name="Table132.A"/>
        <table:table-row table:style-name="Table132.1">
          <table:table-cell table:style-name="Table132.A1" office:value-type="string">
            <text:p text:style-name="P4">Business Owner (VP, Share/Stakeholder / BISO) Decision:</text:p>
            <text:p text:style-name="P4"/>
            <text:p text:style-name="P7">Please make a selection below, along with providing your signature at the bottom of this page. The responsible parties are required to accept responsibility for the risks associated with this exception to &lt;company&gt; policies, standards, and state or federal regulations.</text:p>
            <text:p text:style-name="P10"/>
            <text:p text:style-name="P10"><text:soft-page-break/><draw:control text:anchor-type="as-char" draw:z-index="0" draw:name="Shape7" draw:style-name="gr4" draw:text-style-name="P20" svg:width="0.1469in" svg:height="0.2732in" draw:control="control1"/>Yes, with reduced scope.<text:span text:style-name="T1"> I accept responsibility for the outstanding risk related to the &lt;information&gt; provided. Use is reduced and limited. </text:span></text:p>
            <text:p text:style-name="P12">List Scope restraints here:</text:p>
            <text:p text:style-name="P7"/>
            <text:p text:style-name="P7">___________________________________________________________________________________________________________</text:p>
            <text:p text:style-name="P7"/>
            <text:p text:style-name="P7">___________________________________________________________________________________________________________</text:p>
            <text:p text:style-name="P7"/>
            <text:p text:style-name="P7">___________________________________________________________________________________________________________</text:p>
            <text:p text:style-name="P7"/>
            <text:p text:style-name="P10"><draw:control text:anchor-type="as-char" draw:z-index="1" draw:name="Shape8" draw:style-name="gr4" draw:text-style-name="P20" svg:width="0.163in" svg:height="0.2862in" draw:control="control2"/>Yes, for temporary period while controls are improved. <text:span text:style-name="T1">I accept responsibility for the outstanding risks related to &lt;item&gt; and use of this application or service; however, I find the current level of control inadequate. I would like to work to begin to improve controls as noted below. List timing constraints here and/or controls requested:</text:span></text:p>
            <text:p text:style-name="P7"/>
            <text:p text:style-name="P8">___________________________________________________________________________________________________________</text:p>
            <text:p text:style-name="P8"/>
            <text:p text:style-name="P8">___________________________________________________________________________________________________________</text:p>
            <text:p text:style-name="P8"/>
            <text:p text:style-name="P8">___________________________________________________________________________________________________________</text:p>
            <text:p text:style-name="P8"/>
            <text:p text:style-name="P8"/>
            <text:p text:style-name="P7"/>
            <text:p text:style-name="P2"><text:span text:style-name="T1"><draw:control text:anchor-type="as-char" draw:z-index="2" draw:name="Shape8_0" draw:style-name="gr4" draw:text-style-name="P20" svg:width="0.187in" svg:height="0.263in" draw:control="control3"/></text:span>Unqualified Yes.<text:span text:style-name="T1"> I understand and accept responsibility for the outstanding risk related to the &lt;item&gt; and use of &lt;item&gt; or service for the requested scope and time frame. I find the current controls adequate, additional controls need to be applied. (This Risk form will be reviewed and approved by the business owner and &lt;team&gt; on an annual basis)</text:span></text:p>
            <text:p text:style-name="P7"/>
            <text:p text:style-name="P7"/>
            <text:p text:style-name="P2"><draw:control text:anchor-type="as-char" svg:y="-0.1898in" draw:z-index="3" draw:name="Shape8_1" draw:style-name="gr5" draw:text-style-name="P20" svg:width="0.187in" svg:height="0.2795in" draw:control="control4"/>I understand that compliance with &lt;org&gt; policies and standards is expected for all organizational units, information systems and communication systems.</text:p>
            <text:p text:style-name="P7"/>
            <text:p text:style-name="P7"/>
            <text:p text:style-name="P2"><text:span text:style-name="T1"><draw:control text:anchor-type="as-char" draw:z-index="4" draw:name="Shape8_2" draw:style-name="gr4" draw:text-style-name="P20" svg:width="0.1713in" svg:height="0.5189in" draw:control="control5"/></text:span>No.<text:span text:style-name="T1"> I find the residual risk greater than the potential business benefit. The risk acceptance request is denied. </text:span></text:p>
            <text:p text:style-name="P7"/>
            <text:p text:style-name="P11">I understand the risks documented in this form. I also understand that this exception may be revoked during any phases of <text:span text:style-name="T2">the</text:span> executive approval process, and may be subject to internal audits and/or legal review (local, state, federal).</text:p>
            <text:p text:style-name="P11"/>
            <text:p text:style-name="P11">___________________________________________________________________________________________________________</text:p>
            <text:p text:style-name="P8">Signature of responsible person <text:s text:c="89"/>Date</text:p>
            <text:p text:style-name="P8"/>
            <text:p text:style-name="P8">___________________________________________________________________________________________________________</text:p>
            <text:p text:style-name="P8">Printed name of responsible person</text:p>
            <text:p text:style-name="P8"/>
            <text:p text:style-name="P8"/>
            <text:p text:style-name="P11">Risk Level: Low | Medium | High</text:p>
            <text:p text:style-name="P13">(as determined by risk matrix)</text:p>
            <text:p text:style-name="P13"/>
            <text:p text:style-name="P13"/>
            <text:p text:style-name="P14">Date Of Next Review:</text:p>
            <text:p text:style-name="P13">(One year from final approval, unless otherwise specified by business / business owner)</text:p>
            <text:p text:style-name="P15"/>
            <text:p text:style-name="P15"/>
            <text:p text:style-name="P7"/>
          </table:table-cell>
        </table:table-row>
        <text:soft-page-break/>
        <table:table-row table:style-name="Table132.1">
          <table:table-cell table:style-name="Table132.A2" office:value-type="string">
            <text:p text:style-name="P5">Risk Acceptance:</text:p>
            <text:p text:style-name="P6"/>
            <text:p text:style-name="P5"><text:span text:style-name="T1"><draw:control text:anchor-type="as-char" draw:z-index="5" draw:name="Shape9" draw:style-name="gr4" draw:text-style-name="P20" svg:width="0.1953in" svg:height="0.2406in" draw:control="control6"/></text:span><text:span text:style-name="T1">Yes, this risk can be accepted <text:s text:c="60"/></text:span><text:span text:style-name="T1"><draw:control text:anchor-type="as-char" draw:z-index="6" draw:name="Shape10" draw:style-name="gr4" draw:text-style-name="P20" svg:width="0.1807in" svg:height="0.2012in" draw:control="control7"/></text:span><text:span text:style-name="T1">No, this risk cannot be accepted</text:span></text:p>
            <text:p text:style-name="P6"/>
            <text:p text:style-name="P6">Due to potential risk and/or business impact related to this request I have deemed that this risk needs to be reviewed and approved or denied by a business executive officer.</text:p>
            <text:p text:style-name="P6"/>
            <text:p text:style-name="P6"/>
            <text:p text:style-name="P5"><text:span text:style-name="T1"><draw:control text:anchor-type="as-char" draw:z-index="7" draw:name="Shape11" draw:style-name="gr4" draw:text-style-name="P20" svg:width="0.2004in" svg:height="0.1913in" draw:control="control8"/></text:span><text:span text:style-name="T1">Yes, this risk needs further review. <text:s text:c="52"/></text:span><text:span text:style-name="T1"><draw:control text:anchor-type="as-char" draw:z-index="8" draw:name="Shape12" draw:style-name="gr4" draw:text-style-name="P20" svg:width="0.1539in" svg:height="0.2807in" draw:control="control9"/></text:span><text:span text:style-name="T1">No, this risk needs no further review</text:span></text:p>
            <text:p text:style-name="P6"/>
            <text:p text:style-name="P6"/>
            <text:p text:style-name="P6">_________________________________________________________________________________________</text:p>
            <text:p text:style-name="P9">Signature of VP of Information Security <text:s text:c="47"/>Date</text:p>
            <text:p text:style-name="P9"/>
            <text:p text:style-name="P9"/>
            <text:p text:style-name="P9">___________________________________________________________________________________________________________</text:p>
            <text:p text:style-name="P9">Name <text:s text:c="102"/>Title</text:p>
            <text:p text:style-name="P9"/>
            <text:p text:style-name="P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3T14:08:50.685000000</meta:creation-date>
    <dc:date>2026-02-13T14:11:16.560000000</dc:date>
    <meta:editing-duration>PT2M26S</meta:editing-duration>
    <meta:editing-cycles>1</meta:editing-cycles>
    <meta:document-statistic meta:table-count="1" meta:image-count="0" meta:object-count="0" meta:page-count="3" meta:paragraph-count="34" meta:word-count="430" meta:character-count="4020" meta:non-whitespace-character-count="3272"/>
    <meta:generator>LibreOffice/7.0.3.1$Windows_X86_64 LibreOffice_project/d7547858d014d4cf69878db179d326fc3483e082</meta:generator>
  </office:meta>
</office:document-meta>
</file>